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11"/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 style:data-style-name="N2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value-type" style:repeat-content="false"/>
      <style:paragraph-properties fo:margin-left="0pt"/>
      <style:text-properties fo:font-weight="normal" style:font-weight-asian="normal" style:font-weight-complex="normal"/>
    </style:style>
    <style:style style:name="ce10" style:family="table-cell" style:parent-style-name="Default" style:data-style-name="N61">
      <style:text-properties fo:font-weight="normal" style:font-weight-asian="normal" style:font-weight-complex="normal"/>
    </style:style>
    <style:style style:name="ce11" style:family="table-cell" style:parent-style-name="Default" style:data-style-name="N11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666666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origin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921" calcext:value-type="float">
            <text:p>921</text:p>
          </table:table-cell>
          <table:table-cell office:value-type="float" office:value="665" calcext:value-type="float">
            <text:p>665</text:p>
          </table:table-cell>
          <table:table-cell office:value-type="float" office:value="630" calcext:value-type="float">
            <text:p>630</text:p>
          </table:table-cell>
          <table:table-cell office:value-type="float" office:value="629" calcext:value-type="float">
            <text:p>629</text:p>
          </table:table-cell>
          <table:table-cell office:value-type="float" office:value="540" calcext:value-type="float">
            <text:p>54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919" calcext:value-type="float">
            <text:p>919</text:p>
          </table:table-cell>
          <table:table-cell office:value-type="float" office:value="662" calcext:value-type="float">
            <text:p>662</text:p>
          </table:table-cell>
          <table:table-cell office:value-type="float" office:value="630" calcext:value-type="float">
            <text:p>630</text:p>
          </table:table-cell>
          <table:table-cell office:value-type="float" office:value="620" calcext:value-type="float">
            <text:p>620</text:p>
          </table:table-cell>
          <table:table-cell office:value-type="float" office:value="539" calcext:value-type="float">
            <text:p>539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909" calcext:value-type="float">
            <text:p>909</text:p>
          </table:table-cell>
          <table:table-cell office:value-type="float" office:value="665" calcext:value-type="float">
            <text:p>665</text:p>
          </table:table-cell>
          <table:table-cell office:value-type="float" office:value="626" calcext:value-type="float">
            <text:p>626</text:p>
          </table:table-cell>
          <table:table-cell office:value-type="float" office:value="621" calcext:value-type="float">
            <text:p>621</text:p>
          </table:table-cell>
          <table:table-cell office:value-type="float" office:value="542" calcext:value-type="float">
            <text:p>542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923" calcext:value-type="float">
            <text:p>923</text:p>
          </table:table-cell>
          <table:table-cell office:value-type="float" office:value="661" calcext:value-type="float">
            <text:p>661</text:p>
          </table:table-cell>
          <table:table-cell office:value-type="float" office:value="626" calcext:value-type="float">
            <text:p>626</text:p>
          </table:table-cell>
          <table:table-cell office:value-type="float" office:value="623" calcext:value-type="float">
            <text:p>623</text:p>
          </table:table-cell>
          <table:table-cell office:value-type="float" office:value="537" calcext:value-type="float">
            <text:p>537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918" calcext:value-type="float">
            <text:p>918</text:p>
          </table:table-cell>
          <table:table-cell office:value-type="float" office:value="659" calcext:value-type="float">
            <text:p>659</text:p>
          </table:table-cell>
          <table:table-cell office:value-type="float" office:value="623" calcext:value-type="float">
            <text:p>623</text:p>
          </table:table-cell>
          <table:table-cell office:value-type="float" office:value="620" calcext:value-type="float">
            <text:p>620</text:p>
          </table:table-cell>
          <table:table-cell office:value-type="float" office:value="557" calcext:value-type="float">
            <text:p>557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table:formula="of:=AVERAGE([.A2:.A6])" office:value-type="float" office:value="660" calcext:value-type="float">
            <text:p>660</text:p>
          </table:table-cell>
          <table:table-cell table:formula="of:=AVERAGE([.B2:.B6])" office:value-type="float" office:value="918" calcext:value-type="float">
            <text:p>918</text:p>
          </table:table-cell>
          <table:table-cell table:formula="of:=AVERAGE([.C2:.C6])" office:value-type="float" office:value="662.4" calcext:value-type="float">
            <text:p>662.4</text:p>
          </table:table-cell>
          <table:table-cell table:formula="of:=AVERAGE([.D2:.D6])" office:value-type="float" office:value="627" calcext:value-type="float">
            <text:p>627</text:p>
          </table:table-cell>
          <table:table-cell table:formula="of:=AVERAGE([.E2:.E6])" office:value-type="float" office:value="622.6" calcext:value-type="float">
            <text:p>622.6</text:p>
          </table:table-cell>
          <table:table-cell table:formula="of:=AVERAGE([.F2:.F6])" office:value-type="float" office:value="543" calcext:value-type="float">
            <text:p>543</text:p>
          </table:table-cell>
          <table:table-cell table:formula="of:=AVERAGE([.G2:.G6])" office:value-type="float" office:value="595" calcext:value-type="float">
            <text:p>595</text:p>
          </table:table-cell>
        </table:table-row>
        <table:table-row table:style-name="ro1">
          <table:table-cell table:style-name="ce2" table:formula="of:=STDEV([.A2:.A6])" office:value-type="float" office:value="2.91547594742265" calcext:value-type="float">
            <text:p>2.92</text:p>
          </table:table-cell>
          <table:table-cell table:style-name="ce2" table:formula="of:=STDEV([.B2:.B6])" office:value-type="float" office:value="5.3851648071345" calcext:value-type="float">
            <text:p>5.39</text:p>
          </table:table-cell>
          <table:table-cell table:style-name="ce2" table:formula="of:=STDEV([.C2:.C6])" office:value-type="float" office:value="2.60768096208106" calcext:value-type="float">
            <text:p>2.61</text:p>
          </table:table-cell>
          <table:table-cell table:style-name="ce2" table:formula="of:=STDEV([.D2:.D6])" office:value-type="float" office:value="3" calcext:value-type="float">
            <text:p>3.00</text:p>
          </table:table-cell>
          <table:table-cell table:style-name="ce2" table:formula="of:=STDEV([.E2:.E6])" office:value-type="float" office:value="3.78153408023781" calcext:value-type="float">
            <text:p>3.78</text:p>
          </table:table-cell>
          <table:table-cell table:style-name="ce2" table:formula="of:=STDEV([.F2:.F6])" office:value-type="float" office:value="8.03118920210451" calcext:value-type="float">
            <text:p>8.03</text:p>
          </table:table-cell>
          <table:table-cell table:style-name="ce2" table:formula="of:=STDEV([.G2:.G6])" office:value-type="float" office:value="6.81909084849293" calcext:value-type="float">
            <text:p>6.82</text:p>
          </table:table-cell>
        </table:table-row>
        <table:table-row table:style-name="ro1">
          <table:table-cell table:style-name="ce3" table:formula="of:=[.A8]/[.A7]" office:value-type="percentage" office:value="0.00441738779912523" calcext:value-type="percentage">
            <text:p>0.44%</text:p>
          </table:table-cell>
          <table:table-cell table:style-name="ce3" table:formula="of:=[.B8]/[.B7]" office:value-type="percentage" office:value="0.00586619260036438" calcext:value-type="percentage">
            <text:p>0.59%</text:p>
          </table:table-cell>
          <table:table-cell table:style-name="ce3" table:formula="of:=[.C8]/[.C7]" office:value-type="percentage" office:value="0.00393671642826247" calcext:value-type="percentage">
            <text:p>0.39%</text:p>
          </table:table-cell>
          <table:table-cell table:style-name="ce3" table:formula="of:=[.D8]/[.D7]" office:value-type="percentage" office:value="0.00478468899521531" calcext:value-type="percentage">
            <text:p>0.48%</text:p>
          </table:table-cell>
          <table:table-cell table:style-name="ce3" table:formula="of:=[.E8]/[.E7]" office:value-type="percentage" office:value="0.00607377783526792" calcext:value-type="percentage">
            <text:p>0.61%</text:p>
          </table:table-cell>
          <table:table-cell table:style-name="ce3" table:formula="of:=[.F8]/[.F7]" office:value-type="percentage" office:value="0.014790403687117" calcext:value-type="percentage">
            <text:p>1.48%</text:p>
          </table:table-cell>
          <table:table-cell table:style-name="ce3" table:formula="of:=[.G8]/[.G7]" office:value-type="percentage" office:value="0.0114606568882234" calcext:value-type="percentage">
            <text:p>1.15%</text:p>
          </table:table-cell>
        </table:table-row>
        <table:table-row table:style-name="ro1">
          <table:table-cell table:style-name="ce2" table:formula="of:=[.$A$7]/[.A7]" office:value-type="float" office:value="1" calcext:value-type="float">
            <text:p>1.00</text:p>
          </table:table-cell>
          <table:table-cell table:style-name="ce2" table:formula="of:=[.$A$7]/[.B7]" office:value-type="float" office:value="0.718954248366013" calcext:value-type="float">
            <text:p>0.72</text:p>
          </table:table-cell>
          <table:table-cell table:style-name="ce2" table:formula="of:=[.$A$7]/[.C7]" office:value-type="float" office:value="0.996376811594203" calcext:value-type="float">
            <text:p>1.00</text:p>
          </table:table-cell>
          <table:table-cell table:style-name="ce2" table:formula="of:=[.$A$7]/[.D7]" office:value-type="float" office:value="1.05263157894737" calcext:value-type="float">
            <text:p>1.05</text:p>
          </table:table-cell>
          <table:table-cell table:style-name="ce2" table:formula="of:=[.$A$7]/[.E7]" office:value-type="float" office:value="1.06007067137809" calcext:value-type="float">
            <text:p>1.06</text:p>
          </table:table-cell>
          <table:table-cell table:style-name="ce2" table:formula="of:=[.$A$7]/[.F7]" office:value-type="float" office:value="1.21546961325967" calcext:value-type="float">
            <text:p>1.22</text:p>
          </table:table-cell>
          <table:table-cell table:style-name="ce2" table:formula="of:=[.$A$7]/[.G7]" office:value-type="float" office:value="1.10924369747899" calcext:value-type="float">
            <text:p>1.11</text:p>
          </table:table-cell>
        </table:table-row>
      </table:table>
      <table:table table:name="matrix data" table:style-name="ta1">
        <table:table-column table:style-name="co1" table:default-cell-style-name="ce1"/>
        <table:table-column table:style-name="co1" table:number-columns-repeated="7" table:default-cell-style-name="ce7"/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ce10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origin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number-columns-repeated="2"/>
          <table:table-cell table:style-name="ce1" office:value-type="string" calcext:value-type="string">
            <text:p>origin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.6" calcext:value-type="float">
            <text:p>25.6</text:p>
          </table:table-cell>
          <table:table-cell office:value-type="float" office:value="33.8" calcext:value-type="float">
            <text:p>33.8</text:p>
          </table:table-cell>
          <table:table-cell table:number-columns-repeated="3" office:value-type="float" office:value="32.6" calcext:value-type="float">
            <text:p>32.6</text:p>
          </table:table-cell>
          <table:table-cell office:value-type="float" office:value="32.4" calcext:value-type="float">
            <text:p>32.4</text:p>
          </table:table-cell>
          <table:table-cell office:value-type="float" office:value="31.8" calcext:value-type="float">
            <text:p>31.8</text:p>
          </table:table-cell>
          <table:table-cell/>
          <table:table-cell office:value-type="float" office:value="128" calcext:value-type="float">
            <text:p>128</text:p>
          </table:table-cell>
          <table:table-cell table:style-name="ce7" office:value-type="float" office:value="569972" calcext:value-type="float">
            <text:p>569972</text:p>
          </table:table-cell>
          <table:table-cell table:style-name="ce7" office:value-type="float" office:value="792199" calcext:value-type="float">
            <text:p>792199</text:p>
          </table:table-cell>
          <table:table-cell table:style-name="ce7" office:value-type="float" office:value="763135" calcext:value-type="float">
            <text:p>763135</text:p>
          </table:table-cell>
          <table:table-cell table:style-name="ce7" office:value-type="float" office:value="785253" calcext:value-type="float">
            <text:p>785253</text:p>
          </table:table-cell>
          <table:table-cell table:style-name="ce7" office:value-type="float" office:value="752775" calcext:value-type="float">
            <text:p>752775</text:p>
          </table:table-cell>
          <table:table-cell table:style-name="ce7" office:value-type="float" office:value="746134" calcext:value-type="float">
            <text:p>746134</text:p>
          </table:table-cell>
          <table:table-cell table:style-name="ce7" office:value-type="float" office:value="751218" calcext:value-type="float">
            <text:p>7512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99" calcext:value-type="float">
            <text:p>199</text:p>
          </table:table-cell>
          <table:table-cell office:value-type="float" office:value="268.8" calcext:value-type="float">
            <text:p>268.8</text:p>
          </table:table-cell>
          <table:table-cell office:value-type="float" office:value="260" calcext:value-type="float">
            <text:p>260</text:p>
          </table:table-cell>
          <table:table-cell office:value-type="float" office:value="256.8" calcext:value-type="float">
            <text:p>256.8</text:p>
          </table:table-cell>
          <table:table-cell office:value-type="float" office:value="254.8" calcext:value-type="float">
            <text:p>254.8</text:p>
          </table:table-cell>
          <table:table-cell office:value-type="float" office:value="254.4" calcext:value-type="float">
            <text:p>254.4</text:p>
          </table:table-cell>
          <table:table-cell office:value-type="float" office:value="255.2" calcext:value-type="float">
            <text:p>255.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4598070" calcext:value-type="float">
            <text:p>4.60E+06</text:p>
          </table:table-cell>
          <table:table-cell office:value-type="float" office:value="6211090" calcext:value-type="float">
            <text:p>6.21E+06</text:p>
          </table:table-cell>
          <table:table-cell office:value-type="float" office:value="6054330" calcext:value-type="float">
            <text:p>6.05E+06</text:p>
          </table:table-cell>
          <table:table-cell office:value-type="float" office:value="6048750" calcext:value-type="float">
            <text:p>6.05E+06</text:p>
          </table:table-cell>
          <table:table-cell office:value-type="float" office:value="6018870" calcext:value-type="float">
            <text:p>6.02E+06</text:p>
          </table:table-cell>
          <table:table-cell office:value-type="float" office:value="5955700" calcext:value-type="float">
            <text:p>5.96E+06</text:p>
          </table:table-cell>
          <table:table-cell table:style-name="ce10" office:value-type="float" office:value="6068760" calcext:value-type="float">
            <text:p>6.07E+0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590.2" calcext:value-type="float">
            <text:p>1590.2</text:p>
          </table:table-cell>
          <table:table-cell office:value-type="float" office:value="2169.6" calcext:value-type="float">
            <text:p>2169.6</text:p>
          </table:table-cell>
          <table:table-cell office:value-type="float" office:value="2086.6" calcext:value-type="float">
            <text:p>2086.6</text:p>
          </table:table-cell>
          <table:table-cell office:value-type="float" office:value="2061.8" calcext:value-type="float">
            <text:p>2061.8</text:p>
          </table:table-cell>
          <table:table-cell office:value-type="float" office:value="2044.6" calcext:value-type="float">
            <text:p>2044.6</text:p>
          </table:table-cell>
          <table:table-cell office:value-type="float" office:value="2038.4" calcext:value-type="float">
            <text:p>2038.4</text:p>
          </table:table-cell>
          <table:table-cell office:value-type="float" office:value="2036.6" calcext:value-type="float">
            <text:p>2036.6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7419600" calcext:value-type="float">
            <text:p>3.74E+07</text:p>
          </table:table-cell>
          <table:table-cell office:value-type="float" office:value="50130800" calcext:value-type="float">
            <text:p>5.01E+07</text:p>
          </table:table-cell>
          <table:table-cell office:value-type="float" office:value="48700700" calcext:value-type="float">
            <text:p>4.87E+07</text:p>
          </table:table-cell>
          <table:table-cell office:value-type="float" office:value="48372900" calcext:value-type="float">
            <text:p>4.84E+07</text:p>
          </table:table-cell>
          <table:table-cell office:value-type="float" office:value="48367300" calcext:value-type="float">
            <text:p>4.84E+07</text:p>
          </table:table-cell>
          <table:table-cell office:value-type="float" office:value="48245500" calcext:value-type="float">
            <text:p>4.82E+07</text:p>
          </table:table-cell>
          <table:table-cell table:style-name="ce10" office:value-type="float" office:value="47877900" calcext:value-type="float">
            <text:p>4.79E+0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42.8" calcext:value-type="float">
            <text:p>12842.8</text:p>
          </table:table-cell>
          <table:table-cell office:value-type="float" office:value="18152" calcext:value-type="float">
            <text:p>18152</text:p>
          </table:table-cell>
          <table:table-cell office:value-type="float" office:value="16807" calcext:value-type="float">
            <text:p>16807</text:p>
          </table:table-cell>
          <table:table-cell office:value-type="float" office:value="16571.6" calcext:value-type="float">
            <text:p>16571.6</text:p>
          </table:table-cell>
          <table:table-cell office:value-type="float" office:value="16349.2" calcext:value-type="float">
            <text:p>16349.2</text:p>
          </table:table-cell>
          <table:table-cell office:value-type="float" office:value="16294.8" calcext:value-type="float">
            <text:p>16294.8</text:p>
          </table:table-cell>
          <table:table-cell office:value-type="float" office:value="16354" calcext:value-type="float">
            <text:p>16354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303542000" calcext:value-type="float">
            <text:p>3.04E+08</text:p>
          </table:table-cell>
          <table:table-cell office:value-type="float" office:value="457667000" calcext:value-type="float">
            <text:p>4.58E+08</text:p>
          </table:table-cell>
          <table:table-cell office:value-type="float" office:value="397383000" calcext:value-type="float">
            <text:p>3.97E+08</text:p>
          </table:table-cell>
          <table:table-cell office:value-type="float" office:value="389954000" calcext:value-type="float">
            <text:p>3.90E+08</text:p>
          </table:table-cell>
          <table:table-cell office:value-type="float" office:value="391218000" calcext:value-type="float">
            <text:p>3.91E+08</text:p>
          </table:table-cell>
          <table:table-cell office:value-type="float" office:value="389377000" calcext:value-type="float">
            <text:p>3.89E+08</text:p>
          </table:table-cell>
          <table:table-cell table:style-name="ce10" office:value-type="float" office:value="389138000" calcext:value-type="float">
            <text:p>3.89E+0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2570" calcext:value-type="float">
            <text:p>102570</text:p>
          </table:table-cell>
          <table:table-cell office:value-type="float" office:value="145529" calcext:value-type="float">
            <text:p>145529</text:p>
          </table:table-cell>
          <table:table-cell office:value-type="float" office:value="136927" calcext:value-type="float">
            <text:p>136927</text:p>
          </table:table-cell>
          <table:table-cell office:value-type="float" office:value="133138" calcext:value-type="float">
            <text:p>133138</text:p>
          </table:table-cell>
          <table:table-cell office:value-type="float" office:value="131037" calcext:value-type="float">
            <text:p>131037</text:p>
          </table:table-cell>
          <table:table-cell office:value-type="float" office:value="130633" calcext:value-type="float">
            <text:p>130633</text:p>
          </table:table-cell>
          <table:table-cell office:value-type="float" office:value="130319" calcext:value-type="float">
            <text:p>130319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2494400000" calcext:value-type="float">
            <text:p>2.49E+09</text:p>
          </table:table-cell>
          <table:table-cell office:value-type="float" office:value="3566240000" calcext:value-type="float">
            <text:p>3.57E+09</text:p>
          </table:table-cell>
          <table:table-cell office:value-type="float" office:value="3376980000" calcext:value-type="float">
            <text:p>3.38E+09</text:p>
          </table:table-cell>
          <table:table-cell office:value-type="float" office:value="3275420000" calcext:value-type="float">
            <text:p>3.28E+09</text:p>
          </table:table-cell>
          <table:table-cell office:value-type="float" office:value="3228580000" calcext:value-type="float">
            <text:p>3.23E+09</text:p>
          </table:table-cell>
          <table:table-cell office:value-type="float" office:value="3224890000" calcext:value-type="float">
            <text:p>3.22E+09</text:p>
          </table:table-cell>
          <table:table-cell table:style-name="ce10" office:value-type="float" office:value="3186500000" calcext:value-type="float">
            <text:p>3.19E+09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ce1" office:value-type="string" calcext:value-type="string">
            <text:p>origin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number-columns-repeated="2"/>
          <table:table-cell table:style-name="ce1" office:value-type="string" calcext:value-type="string">
            <text:p>origin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1.8" calcext:value-type="float">
            <text:p>1.8</text:p>
          </table:table-cell>
          <table:table-cell table:number-columns-repeated="2" office:value-type="float" office:value="1.4" calcext:value-type="float">
            <text:p>1.4</text:p>
          </table:table-cell>
          <table:table-cell/>
          <table:table-cell office:value-type="float" office:value="128" calcext:value-type="float">
            <text:p>128</text:p>
          </table:table-cell>
          <table:table-cell table:style-name="ce7" office:value-type="float" office:value="26829.4" calcext:value-type="float">
            <text:p>26829.4</text:p>
          </table:table-cell>
          <table:table-cell table:style-name="ce7" office:value-type="float" office:value="39689.4" calcext:value-type="float">
            <text:p>39689.4</text:p>
          </table:table-cell>
          <table:table-cell table:style-name="ce7" office:value-type="float" office:value="24306.2" calcext:value-type="float">
            <text:p>24306.2</text:p>
          </table:table-cell>
          <table:table-cell table:style-name="ce7" office:value-type="float" office:value="26927.4" calcext:value-type="float">
            <text:p>26927.4</text:p>
          </table:table-cell>
          <table:table-cell table:style-name="ce7" office:value-type="float" office:value="25068.8" calcext:value-type="float">
            <text:p>25068.8</text:p>
          </table:table-cell>
          <table:table-cell table:style-name="ce7" office:value-type="float" office:value="31730.6" calcext:value-type="float">
            <text:p>31730.6</text:p>
          </table:table-cell>
          <table:table-cell table:style-name="ce7" office:value-type="float" office:value="23500.4" calcext:value-type="float">
            <text:p>23500.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.8" calcext:value-type="float">
            <text:p>8.8</text:p>
          </table:table-cell>
          <table:table-cell office:value-type="float" office:value="11.4" calcext:value-type="float">
            <text:p>11.4</text:p>
          </table:table-cell>
          <table:table-cell office:value-type="float" office:value="9.2" calcext:value-type="float">
            <text:p>9.2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8.6" calcext:value-type="float">
            <text:p>8.6</text:p>
          </table:table-cell>
          <table:table-cell office:value-type="float" office:value="8.8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15068" calcext:value-type="float">
            <text:p>2.15E+05</text:p>
          </table:table-cell>
          <table:table-cell office:value-type="float" office:value="262767" calcext:value-type="float">
            <text:p>2.63E+05</text:p>
          </table:table-cell>
          <table:table-cell office:value-type="float" office:value="209852" calcext:value-type="float">
            <text:p>2.10E+05</text:p>
          </table:table-cell>
          <table:table-cell office:value-type="float" office:value="214711" calcext:value-type="float">
            <text:p>2.15E+05</text:p>
          </table:table-cell>
          <table:table-cell office:value-type="float" office:value="206044" calcext:value-type="float">
            <text:p>2.06E+05</text:p>
          </table:table-cell>
          <table:table-cell office:value-type="float" office:value="208489" calcext:value-type="float">
            <text:p>2.08E+05</text:p>
          </table:table-cell>
          <table:table-cell table:style-name="ce10" office:value-type="float" office:value="198345" calcext:value-type="float">
            <text:p>1.98E+0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.6" calcext:value-type="float">
            <text:p>65.6</text:p>
          </table:table-cell>
          <table:table-cell office:value-type="float" office:value="118" calcext:value-type="float">
            <text:p>118</text:p>
          </table:table-cell>
          <table:table-cell office:value-type="float" office:value="85.6" calcext:value-type="float">
            <text:p>85.6</text:p>
          </table:table-cell>
          <table:table-cell office:value-type="float" office:value="77.6" calcext:value-type="float">
            <text:p>77.6</text:p>
          </table:table-cell>
          <table:table-cell office:value-type="float" office:value="78.4" calcext:value-type="float">
            <text:p>78.4</text:p>
          </table:table-cell>
          <table:table-cell office:value-type="float" office:value="69.8" calcext:value-type="float">
            <text:p>69.8</text:p>
          </table:table-cell>
          <table:table-cell office:value-type="float" office:value="66.2" calcext:value-type="float">
            <text:p>66.2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660620" calcext:value-type="float">
            <text:p>1.66E+06</text:p>
          </table:table-cell>
          <table:table-cell office:value-type="float" office:value="2834020" calcext:value-type="float">
            <text:p>2.83E+06</text:p>
          </table:table-cell>
          <table:table-cell office:value-type="float" office:value="2139850" calcext:value-type="float">
            <text:p>2.14E+06</text:p>
          </table:table-cell>
          <table:table-cell office:value-type="float" office:value="1947600" calcext:value-type="float">
            <text:p>1.95E+06</text:p>
          </table:table-cell>
          <table:table-cell office:value-type="float" office:value="2024290" calcext:value-type="float">
            <text:p>2.02E+06</text:p>
          </table:table-cell>
          <table:table-cell office:value-type="float" office:value="1792750" calcext:value-type="float">
            <text:p>1.79E+06</text:p>
          </table:table-cell>
          <table:table-cell table:style-name="ce10" office:value-type="float" office:value="1659590" calcext:value-type="float">
            <text:p>1.66E+0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99.8" calcext:value-type="float">
            <text:p>699.8</text:p>
          </table:table-cell>
          <table:table-cell office:value-type="float" office:value="1146.6" calcext:value-type="float">
            <text:p>1146.6</text:p>
          </table:table-cell>
          <table:table-cell office:value-type="float" office:value="745.2" calcext:value-type="float">
            <text:p>745.2</text:p>
          </table:table-cell>
          <table:table-cell office:value-type="float" office:value="636.2" calcext:value-type="float">
            <text:p>636.2</text:p>
          </table:table-cell>
          <table:table-cell office:value-type="float" office:value="631.2" calcext:value-type="float">
            <text:p>631.2</text:p>
          </table:table-cell>
          <table:table-cell office:value-type="float" office:value="569" calcext:value-type="float">
            <text:p>569</text:p>
          </table:table-cell>
          <table:table-cell office:value-type="float" office:value="585.6" calcext:value-type="float">
            <text:p>585.6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8856700" calcext:value-type="float">
            <text:p>1.89E+07</text:p>
          </table:table-cell>
          <table:table-cell office:value-type="float" office:value="26968800" calcext:value-type="float">
            <text:p>2.70E+07</text:p>
          </table:table-cell>
          <table:table-cell office:value-type="float" office:value="18487400" calcext:value-type="float">
            <text:p>1.85E+07</text:p>
          </table:table-cell>
          <table:table-cell office:value-type="float" office:value="15778900" calcext:value-type="float">
            <text:p>1.58E+07</text:p>
          </table:table-cell>
          <table:table-cell office:value-type="float" office:value="16170000" calcext:value-type="float">
            <text:p>1.62E+07</text:p>
          </table:table-cell>
          <table:table-cell office:value-type="float" office:value="14742200" calcext:value-type="float">
            <text:p>1.47E+07</text:p>
          </table:table-cell>
          <table:table-cell table:style-name="ce10" office:value-type="float" office:value="14956300" calcext:value-type="float">
            <text:p>1.50E+0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397.8" calcext:value-type="float">
            <text:p>5397.8</text:p>
          </table:table-cell>
          <table:table-cell office:value-type="float" office:value="9154" calcext:value-type="float">
            <text:p>9154</text:p>
          </table:table-cell>
          <table:table-cell office:value-type="float" office:value="6260" calcext:value-type="float">
            <text:p>6260</text:p>
          </table:table-cell>
          <table:table-cell office:value-type="float" office:value="5185.6" calcext:value-type="float">
            <text:p>5185.6</text:p>
          </table:table-cell>
          <table:table-cell table:style-name="Default" office:value-type="float" office:value="4673" calcext:value-type="float">
            <text:p>4673</text:p>
          </table:table-cell>
          <table:table-cell table:style-name="Default" office:value-type="float" office:value="4682.6" calcext:value-type="float">
            <text:p>4682.6</text:p>
          </table:table-cell>
          <table:table-cell table:style-name="Default" office:value-type="float" office:value="5363.8" calcext:value-type="float">
            <text:p>5363.8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151730000" calcext:value-type="float">
            <text:p>1.52E+08</text:p>
          </table:table-cell>
          <table:table-cell office:value-type="float" office:value="222658000" calcext:value-type="float">
            <text:p>2.23E+08</text:p>
          </table:table-cell>
          <table:table-cell office:value-type="float" office:value="155749000" calcext:value-type="float">
            <text:p>1.56E+08</text:p>
          </table:table-cell>
          <table:table-cell office:value-type="float" office:value="131533000" calcext:value-type="float">
            <text:p>1.32E+08</text:p>
          </table:table-cell>
          <table:table-cell office:value-type="float" office:value="126543000" calcext:value-type="float">
            <text:p>1.27E+08</text:p>
          </table:table-cell>
          <table:table-cell office:value-type="float" office:value="125020000" calcext:value-type="float">
            <text:p>1.25E+08</text:p>
          </table:table-cell>
          <table:table-cell table:style-name="ce10" office:value-type="float" office:value="149144000" calcext:value-type="float">
            <text:p>1.49E+08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5"/>
          <table:table-cell table:number-columns-repeated="4"/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Default"/>
          <table:table-cell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8" table:formula="of:=[.$B9]/[.C9]" office:value-type="float" office:value="1" calcext:value-type="float">
            <text:p>1.00</text:p>
          </table:table-cell>
          <table:table-cell table:style-name="ce8" table:formula="of:=[.$B9]/[.D9]" office:value-type="float" office:value="0.875" calcext:value-type="float">
            <text:p>0.88</text:p>
          </table:table-cell>
          <table:table-cell table:style-name="ce8" table:formula="of:=[.$B9]/[.E9]" office:value-type="float" office:value="0.777777777777778" calcext:value-type="float">
            <text:p>0.78</text:p>
          </table:table-cell>
          <table:table-cell table:style-name="ce8" table:formula="of:=[.$B9]/[.F9]" office:value-type="float" office:value="0.777777777777778" calcext:value-type="float">
            <text:p>0.78</text:p>
          </table:table-cell>
          <table:table-cell table:style-name="ce8" table:formula="of:=[.$B9]/[.G9]" office:value-type="float" office:value="1" calcext:value-type="float">
            <text:p>1.00</text:p>
          </table:table-cell>
          <table:table-cell table:style-name="ce8" table:formula="of:=[.$B9]/[.H9]" office:value-type="float" office:value="1" calcext:value-type="float">
            <text:p>1.00</text:p>
          </table:table-cell>
          <table:table-cell table:style-name="Default"/>
          <table:table-cell/>
          <table:table-cell office:value-type="float" office:value="128" calcext:value-type="float">
            <text:p>128</text:p>
          </table:table-cell>
          <table:table-cell table:style-name="ce11" table:formula="of:=([.L9]-[.$K9])/[.$K9]" office:value-type="percentage" office:value="0.479324919677667" calcext:value-type="percentage">
            <text:p>47.93%</text:p>
          </table:table-cell>
          <table:table-cell table:style-name="ce11" table:formula="of:=([.M9]-[.$K9])/[.$K9]" office:value-type="percentage" office:value="-0.0940460837737706" calcext:value-type="percentage">
            <text:p>-9.40%</text:p>
          </table:table-cell>
          <table:table-cell table:style-name="ce11" table:formula="of:=([.N9]-[.$K9])/[.$K9]" office:value-type="percentage" office:value="0.00365270934124505" calcext:value-type="percentage">
            <text:p>0.37%</text:p>
          </table:table-cell>
          <table:table-cell table:style-name="ce11" table:formula="of:=([.O9]-[.$K9])/[.$K9]" office:value-type="percentage" office:value="-0.0656220414917964" calcext:value-type="percentage">
            <text:p>-6.56%</text:p>
          </table:table-cell>
          <table:table-cell table:style-name="ce11" table:formula="of:=([.P9]-[.$K9])/[.$K9]" office:value-type="percentage" office:value="0.182680194115411" calcext:value-type="percentage">
            <text:p>18.27%</text:p>
          </table:table-cell>
          <table:table-cell table:style-name="ce11" table:formula="of:=([.Q9]-[.$K9])/[.$K9]" office:value-type="percentage" office:value="-0.124080299969437" calcext:value-type="percentage">
            <text:p>-12.41%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8" table:formula="of:=[.$B10]/[.C10]" office:value-type="float" office:value="0.771929824561404" calcext:value-type="float">
            <text:p>0.77</text:p>
          </table:table-cell>
          <table:table-cell table:style-name="ce8" table:formula="of:=[.$B10]/[.D10]" office:value-type="float" office:value="0.956521739130435" calcext:value-type="float">
            <text:p>0.96</text:p>
          </table:table-cell>
          <table:table-cell table:style-name="ce8" table:formula="of:=[.$B10]/[.E10]" office:value-type="float" office:value="0.977777777777778" calcext:value-type="float">
            <text:p>0.98</text:p>
          </table:table-cell>
          <table:table-cell table:style-name="ce8" table:formula="of:=[.$B10]/[.F10]" office:value-type="float" office:value="1.02325581395349" calcext:value-type="float">
            <text:p>1.02</text:p>
          </table:table-cell>
          <table:table-cell table:style-name="ce8" table:formula="of:=[.$B10]/[.G10]" office:value-type="float" office:value="1" calcext:value-type="float">
            <text:p>1.00</text:p>
          </table:table-cell>
          <table:table-cell table:style-name="ce8" table:formula="of:=[.$B10]/[.H10]" office:value-type="float" office:value="1.07317073170732" calcext:value-type="float">
            <text:p>1.07</text:p>
          </table:table-cell>
          <table:table-cell table:style-name="Default"/>
          <table:table-cell/>
          <table:table-cell office:value-type="float" office:value="256" calcext:value-type="float">
            <text:p>256</text:p>
          </table:table-cell>
          <table:table-cell table:style-name="ce11" table:formula="of:=([.L10]-[.$K10])/[.$K10]" office:value-type="percentage" office:value="0.221785667788792" calcext:value-type="percentage">
            <text:p>22.18%</text:p>
          </table:table-cell>
          <table:table-cell table:style-name="ce11" table:formula="of:=([.M10]-[.$K10])/[.$K10]" office:value-type="percentage" office:value="-0.0242527944650064" calcext:value-type="percentage">
            <text:p>-2.43%</text:p>
          </table:table-cell>
          <table:table-cell table:style-name="ce11" table:formula="of:=([.N10]-[.$K10])/[.$K10]" office:value-type="percentage" office:value="-0.00165994011196459" calcext:value-type="percentage">
            <text:p>-0.17%</text:p>
          </table:table-cell>
          <table:table-cell table:style-name="ce11" table:formula="of:=([.O10]-[.$K10])/[.$K10]" office:value-type="percentage" office:value="-0.041958822325962" calcext:value-type="percentage">
            <text:p>-4.20%</text:p>
          </table:table-cell>
          <table:table-cell table:style-name="ce11" table:formula="of:=([.P10]-[.$K10])/[.$K10]" office:value-type="percentage" office:value="-0.0305903249204903" calcext:value-type="percentage">
            <text:p>-3.06%</text:p>
          </table:table-cell>
          <table:table-cell table:style-name="ce11" table:formula="of:=([.Q10]-[.$K10])/[.$K10]" office:value-type="percentage" office:value="-0.0777568024996745" calcext:value-type="percentage">
            <text:p>-7.78%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8" table:formula="of:=[.$B11]/[.C11]" office:value-type="float" office:value="0.55593220338983" calcext:value-type="float">
            <text:p>0.56</text:p>
          </table:table-cell>
          <table:table-cell table:style-name="ce8" table:formula="of:=[.$B11]/[.D11]" office:value-type="float" office:value="0.766355140186916" calcext:value-type="float">
            <text:p>0.77</text:p>
          </table:table-cell>
          <table:table-cell table:style-name="ce8" table:formula="of:=[.$B11]/[.E11]" office:value-type="float" office:value="0.845360824742268" calcext:value-type="float">
            <text:p>0.85</text:p>
          </table:table-cell>
          <table:table-cell table:style-name="ce8" table:formula="of:=[.$B11]/[.F11]" office:value-type="float" office:value="0.836734693877551" calcext:value-type="float">
            <text:p>0.84</text:p>
          </table:table-cell>
          <table:table-cell table:style-name="ce8" table:formula="of:=[.$B11]/[.G11]" office:value-type="float" office:value="0.939828080229226" calcext:value-type="float">
            <text:p>0.94</text:p>
          </table:table-cell>
          <table:table-cell table:style-name="ce8" table:formula="of:=[.$B11]/[.H11]" office:value-type="float" office:value="0.990936555891238" calcext:value-type="float">
            <text:p>0.99</text:p>
          </table:table-cell>
          <table:table-cell table:style-name="Default"/>
          <table:table-cell/>
          <table:table-cell office:value-type="float" office:value="512" calcext:value-type="float">
            <text:p>512</text:p>
          </table:table-cell>
          <table:table-cell table:style-name="ce11" table:formula="of:=([.L11]-[.$K11])/[.$K11]" office:value-type="percentage" office:value="0.706603557707362" calcext:value-type="percentage">
            <text:p>70.66%</text:p>
          </table:table-cell>
          <table:table-cell table:style-name="ce11" table:formula="of:=([.M11]-[.$K11])/[.$K11]" office:value-type="percentage" office:value="0.288584986330406" calcext:value-type="percentage">
            <text:p>28.86%</text:p>
          </table:table-cell>
          <table:table-cell table:style-name="ce11" table:formula="of:=([.N11]-[.$K11])/[.$K11]" office:value-type="percentage" office:value="0.172814972721032" calcext:value-type="percentage">
            <text:p>17.28%</text:p>
          </table:table-cell>
          <table:table-cell table:style-name="ce11" table:formula="of:=([.O11]-[.$K11])/[.$K11]" office:value-type="percentage" office:value="0.218996519372283" calcext:value-type="percentage">
            <text:p>21.90%</text:p>
          </table:table-cell>
          <table:table-cell table:style-name="ce11" table:formula="of:=([.P11]-[.$K11])/[.$K11]" office:value-type="percentage" office:value="0.079566667871036" calcext:value-type="percentage">
            <text:p>7.96%</text:p>
          </table:table-cell>
          <table:table-cell table:style-name="ce11" table:formula="of:=([.Q11]-[.$K11])/[.$K11]" office:value-type="percentage" office:value="-0.000620250267972203" calcext:value-type="percentage">
            <text:p>-0.06%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8" table:formula="of:=[.$B12]/[.C12]" office:value-type="float" office:value="0.610326181754753" calcext:value-type="float">
            <text:p>0.61</text:p>
          </table:table-cell>
          <table:table-cell table:style-name="ce8" table:formula="of:=[.$B12]/[.D12]" office:value-type="float" office:value="0.939076757917337" calcext:value-type="float">
            <text:p>0.94</text:p>
          </table:table-cell>
          <table:table-cell table:style-name="ce8" table:formula="of:=[.$B12]/[.E12]" office:value-type="float" office:value="1.09996856334486" calcext:value-type="float">
            <text:p>1.10</text:p>
          </table:table-cell>
          <table:table-cell table:style-name="ce8" table:formula="of:=[.$B12]/[.F12]" office:value-type="float" office:value="1.10868187579214" calcext:value-type="float">
            <text:p>1.11</text:p>
          </table:table-cell>
          <table:table-cell table:style-name="ce8" table:formula="of:=[.$B12]/[.G12]" office:value-type="float" office:value="1.2298769771529" calcext:value-type="float">
            <text:p>1.23</text:p>
          </table:table-cell>
          <table:table-cell table:style-name="ce8" table:formula="of:=[.$B12]/[.H12]" office:value-type="float" office:value="1.19501366120219" calcext:value-type="float">
            <text:p>1.20</text:p>
          </table:table-cell>
          <table:table-cell table:style-name="Default"/>
          <table:table-cell/>
          <table:table-cell office:value-type="float" office:value="1024" calcext:value-type="float">
            <text:p>1024</text:p>
          </table:table-cell>
          <table:table-cell table:style-name="ce11" table:formula="of:=([.L12]-[.$K12])/[.$K12]" office:value-type="percentage" office:value="0.430197224328753" calcext:value-type="percentage">
            <text:p>43.02%</text:p>
          </table:table-cell>
          <table:table-cell table:style-name="ce11" table:formula="of:=([.M12]-[.$K12])/[.$K12]" office:value-type="percentage" office:value="-0.0195845508493002" calcext:value-type="percentage">
            <text:p>-1.96%</text:p>
          </table:table-cell>
          <table:table-cell table:style-name="ce11" table:formula="of:=([.N12]-[.$K12])/[.$K12]" office:value-type="percentage" office:value="-0.163220499875376" calcext:value-type="percentage">
            <text:p>-16.32%</text:p>
          </table:table-cell>
          <table:table-cell table:style-name="ce11" table:formula="of:=([.O12]-[.$K12])/[.$K12]" office:value-type="percentage" office:value="-0.142479861269469" calcext:value-type="percentage">
            <text:p>-14.25%</text:p>
          </table:table-cell>
          <table:table-cell table:style-name="ce11" table:formula="of:=([.P12]-[.$K12])/[.$K12]" office:value-type="percentage" office:value="-0.218198306172342" calcext:value-type="percentage">
            <text:p>-21.82%</text:p>
          </table:table-cell>
          <table:table-cell table:style-name="ce11" table:formula="of:=([.Q12]-[.$K12])/[.$K12]" office:value-type="percentage" office:value="-0.206844251645304" calcext:value-type="percentage">
            <text:p>-20.68%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table:style-name="ce8" table:formula="of:=[.$B13]/[.C13]" office:value-type="float" office:value="0.589665719903867" calcext:value-type="float">
            <text:p>0.59</text:p>
          </table:table-cell>
          <table:table-cell table:style-name="ce8" table:formula="of:=[.$B13]/[.D13]" office:value-type="float" office:value="0.862268370607029" calcext:value-type="float">
            <text:p>0.86</text:p>
          </table:table-cell>
          <table:table-cell table:style-name="ce8" table:formula="of:=[.$B13]/[.E13]" office:value-type="float" office:value="1.04092101203332" calcext:value-type="float">
            <text:p>1.04</text:p>
          </table:table-cell>
          <table:table-cell table:style-name="ce8" table:formula="of:=[.$B13]/[.F13]" office:value-type="float" office:value="1.15510378771667" calcext:value-type="float">
            <text:p>1.16</text:p>
          </table:table-cell>
          <table:table-cell table:style-name="ce8" table:formula="of:=[.$B13]/[.G13]" office:value-type="float" office:value="1.15273565967625" calcext:value-type="float">
            <text:p>1.15</text:p>
          </table:table-cell>
          <table:table-cell table:style-name="ce8" table:formula="of:=[.$B13]/[.H13]" office:value-type="float" office:value="1.00633878966404" calcext:value-type="float">
            <text:p>1.01</text:p>
          </table:table-cell>
          <table:table-cell table:style-name="Default"/>
          <table:table-cell/>
          <table:table-cell office:value-type="float" office:value="2048" calcext:value-type="float">
            <text:p>2048</text:p>
          </table:table-cell>
          <table:table-cell table:style-name="ce11" table:formula="of:=([.L13]-[.$K13])/[.$K13]" office:value-type="percentage" office:value="0.46746193897054" calcext:value-type="percentage">
            <text:p>46.75%</text:p>
          </table:table-cell>
          <table:table-cell table:style-name="ce11" table:formula="of:=([.M13]-[.$K13])/[.$K13]" office:value-type="percentage" office:value="0.0264878402425361" calcext:value-type="percentage">
            <text:p>2.65%</text:p>
          </table:table-cell>
          <table:table-cell table:style-name="ce11" table:formula="of:=([.N13]-[.$K13])/[.$K13]" office:value-type="percentage" office:value="-0.133111447966783" calcext:value-type="percentage">
            <text:p>-13.31%</text:p>
          </table:table-cell>
          <table:table-cell table:style-name="ce11" table:formula="of:=([.O13]-[.$K13])/[.$K13]" office:value-type="percentage" office:value="-0.165998813682199" calcext:value-type="percentage">
            <text:p>-16.60%</text:p>
          </table:table-cell>
          <table:table-cell table:style-name="ce11" table:formula="of:=([.P13]-[.$K13])/[.$K13]" office:value-type="percentage" office:value="-0.176036380412575" calcext:value-type="percentage">
            <text:p>-17.60%</text:p>
          </table:table-cell>
          <table:table-cell table:style-name="ce11" table:formula="of:=([.Q13]-[.$K13])/[.$K13]" office:value-type="percentage" office:value="-0.0170434324128386" calcext:value-type="percentage">
            <text:p>-1.70%</text:p>
          </table:table-cell>
          <table:table-cell/>
        </table:table-row>
        <calcext:conditional-formats>
          <calcext:conditional-format calcext:target-range-address="'matrix data'.B18:'matrix data'.G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matrix data'.K18:'matrix data'.P2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old matrix data" table:style-name="ta1">
        <table:table-column table:style-name="co1" table:number-columns-repeated="17" table:default-cell-style-name="Default"/>
        <table:table-row table:style-name="ro1">
          <table:table-cell table:style-name="ce12" table:number-columns-repeated="8"/>
          <table:table-cell/>
          <table:table-cell table:style-name="ce12" table:number-columns-repeated="8"/>
        </table:table-row>
        <table:table-row table:style-name="ro1">
          <table:table-cell table:style-name="ce13" office:value-type="float" office:value="128" calcext:value-type="float" table:number-columns-spanned="8" table:number-rows-spanned="1">
            <text:p>128</text:p>
          </table:table-cell>
          <table:covered-table-cell table:style-name="ce15"/>
          <table:covered-table-cell table:style-name="ce13"/>
          <table:covered-table-cell table:number-columns-repeated="5" table:style-name="ce1"/>
          <table:table-cell/>
          <table:table-cell table:style-name="ce13" office:value-type="float" office:value="128" calcext:value-type="float" table:number-columns-spanned="8" table:number-rows-spanned="1">
            <text:p>128</text:p>
          </table:table-cell>
          <table:covered-table-cell table:style-name="ce15"/>
          <table:covered-table-cell table:style-name="ce13"/>
          <table:covered-table-cell table:number-columns-repeated="5" table:style-name="ce1"/>
        </table:table-row>
        <table:table-row table:style-name="ro1">
          <table:table-cell/>
          <table:table-cell table:style-name="ce1" office:value-type="string" calcext:value-type="string">
            <text:p>origin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number-columns-repeated="2"/>
          <table:table-cell table:style-name="ce1" office:value-type="string" calcext:value-type="string">
            <text:p>origin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589859" calcext:value-type="float">
            <text:p>589859</text:p>
          </table:table-cell>
          <table:table-cell office:value-type="float" office:value="852602" calcext:value-type="float">
            <text:p>852602</text:p>
          </table:table-cell>
          <table:table-cell office:value-type="float" office:value="920546" calcext:value-type="float">
            <text:p>920546</text:p>
          </table:table-cell>
          <table:table-cell office:value-type="float" office:value="783346" calcext:value-type="float">
            <text:p>7833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600341" calcext:value-type="float">
            <text:p>600341</text:p>
          </table:table-cell>
          <table:table-cell office:value-type="float" office:value="799534" calcext:value-type="float">
            <text:p>799534</text:p>
          </table:table-cell>
          <table:table-cell office:value-type="float" office:value="853548" calcext:value-type="float">
            <text:p>853548</text:p>
          </table:table-cell>
          <table:table-cell office:value-type="float" office:value="741646" calcext:value-type="float">
            <text:p>7416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552203" calcext:value-type="float">
            <text:p>552203</text:p>
          </table:table-cell>
          <table:table-cell office:value-type="float" office:value="872269" calcext:value-type="float">
            <text:p>872269</text:p>
          </table:table-cell>
          <table:table-cell office:value-type="float" office:value="897216" calcext:value-type="float">
            <text:p>897216</text:p>
          </table:table-cell>
          <table:table-cell office:value-type="float" office:value="715769" calcext:value-type="float">
            <text:p>7157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594757" calcext:value-type="float">
            <text:p>594757</text:p>
          </table:table-cell>
          <table:table-cell office:value-type="float" office:value="764792" calcext:value-type="float">
            <text:p>764792</text:p>
          </table:table-cell>
          <table:table-cell office:value-type="float" office:value="949444" calcext:value-type="float">
            <text:p>949444</text:p>
          </table:table-cell>
          <table:table-cell office:value-type="float" office:value="774206" calcext:value-type="float">
            <text:p>7742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5"/>
          <table:table-cell office:value-type="float" office:value="578034" calcext:value-type="float">
            <text:p>578034</text:p>
          </table:table-cell>
          <table:table-cell office:value-type="float" office:value="932645" calcext:value-type="float">
            <text:p>932645</text:p>
          </table:table-cell>
          <table:table-cell office:value-type="float" office:value="876572" calcext:value-type="float">
            <text:p>876572</text:p>
          </table:table-cell>
          <table:table-cell office:value-type="float" office:value="934476" calcext:value-type="float">
            <text:p>934476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avg:</text:p>
          </table:table-cell>
          <table:table-cell table:style-name="ce16" table:formula="of:=AVERAGE([.B4:.B8])" office:value-type="float" office:value="25.2" calcext:value-type="float">
            <text:p>25.2</text:p>
          </table:table-cell>
          <table:table-cell table:style-name="ce16" table:formula="of:=AVERAGE([.C4:.C8])" office:value-type="float" office:value="34.2" calcext:value-type="float">
            <text:p>34.2</text:p>
          </table:table-cell>
          <table:table-cell table:style-name="ce16" table:formula="of:=AVERAGE([.D4:.D8])" office:value-type="float" office:value="33.2" calcext:value-type="float">
            <text:p>33.2</text:p>
          </table:table-cell>
          <table:table-cell table:style-name="ce16" table:formula="of:=AVERAGE([.E4:.E8])" office:value-type="float" office:value="32.8" calcext:value-type="float">
            <text:p>32.8</text:p>
          </table:table-cell>
          <table:table-cell table:style-name="ce16" table:formula="of:=AVERAGE([.F4:.F8])" office:value-type="string" office:string-value="" calcext:value-type="error">
            <text:p>#DIV/0!</text:p>
          </table:table-cell>
          <table:table-cell table:style-name="ce16" table:formula="of:=AVERAGE([.G4:.G8])" office:value-type="string" office:string-value="" calcext:value-type="error">
            <text:p>#DIV/0!</text:p>
          </table:table-cell>
          <table:table-cell table:style-name="ce16" table:formula="of:=AVERAGE([.H4:.H8])" office:value-type="string" office:string-value="" calcext:value-type="error">
            <text:p>#DIV/0!</text:p>
          </table:table-cell>
          <table:table-cell/>
          <table:table-cell table:style-name="ce14" office:value-type="string" calcext:value-type="string">
            <text:p>avg:</text:p>
          </table:table-cell>
          <table:table-cell table:style-name="ce16" table:formula="of:=AVERAGE([.K4:.K8])" office:value-type="float" office:value="583038.8" calcext:value-type="float">
            <text:p>583038.8</text:p>
          </table:table-cell>
          <table:table-cell table:style-name="ce16" table:formula="of:=AVERAGE([.L4:.L8])" office:value-type="float" office:value="844368.4" calcext:value-type="float">
            <text:p>844368.4</text:p>
          </table:table-cell>
          <table:table-cell table:style-name="ce16" table:formula="of:=AVERAGE([.M4:.M8])" office:value-type="float" office:value="899465.2" calcext:value-type="float">
            <text:p>899465.2</text:p>
          </table:table-cell>
          <table:table-cell table:style-name="ce16" table:formula="of:=AVERAGE([.N4:.N8])" office:value-type="float" office:value="789888.6" calcext:value-type="float">
            <text:p>789888.6</text:p>
          </table:table-cell>
          <table:table-cell table:style-name="ce16" table:formula="of:=AVERAGE([.O4:.O8])" office:value-type="string" office:string-value="" calcext:value-type="error">
            <text:p>#DIV/0!</text:p>
          </table:table-cell>
          <table:table-cell table:style-name="ce16" table:formula="of:=AVERAGE([.P4:.P8])" office:value-type="string" office:string-value="" calcext:value-type="error">
            <text:p>#DIV/0!</text:p>
          </table:table-cell>
          <table:table-cell table:style-name="ce16" table:formula="of:=AVERAGE([.Q4:.Q8])" office:value-type="string" office:string-value="" calcext:value-type="error">
            <text:p>#DIV/0!</text:p>
          </table:table-cell>
        </table:table-row>
        <table:table-row table:style-name="ro1">
          <table:table-cell table:style-name="ce12" table:number-columns-repeated="8"/>
          <table:table-cell/>
          <table:table-cell table:style-name="ce12" table:number-columns-repeated="8"/>
        </table:table-row>
        <table:table-row table:style-name="ro1">
          <table:table-cell table:style-name="ce13" office:value-type="float" office:value="256" calcext:value-type="float" table:number-columns-spanned="8" table:number-rows-spanned="1">
            <text:p>256</text:p>
          </table:table-cell>
          <table:covered-table-cell table:style-name="ce15"/>
          <table:covered-table-cell table:style-name="ce13"/>
          <table:covered-table-cell table:number-columns-repeated="5" table:style-name="ce1"/>
          <table:table-cell/>
          <table:table-cell table:style-name="ce13" office:value-type="float" office:value="256" calcext:value-type="float" table:number-columns-spanned="8" table:number-rows-spanned="1">
            <text:p>256</text:p>
          </table:table-cell>
          <table:covered-table-cell table:style-name="ce15"/>
          <table:covered-table-cell table:style-name="ce13"/>
          <table:covered-table-cell table:number-columns-repeated="5" table:style-name="ce1"/>
        </table:table-row>
        <table:table-row table:style-name="ro1">
          <table:table-cell/>
          <table:table-cell table:style-name="ce1" office:value-type="string" calcext:value-type="string">
            <text:p>origin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number-columns-repeated="2"/>
          <table:table-cell table:style-name="ce1" office:value-type="string" calcext:value-type="string">
            <text:p>origin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style-name="ce14" office:value-type="string" calcext:value-type="string">
            <text:p>avg:</text:p>
          </table:table-cell>
          <table:table-cell table:style-name="ce16" table:formula="of:=AVERAGE([.B13:.B17])" office:value-type="string" office:string-value="" calcext:value-type="error">
            <text:p>#DIV/0!</text:p>
          </table:table-cell>
          <table:table-cell table:style-name="ce16" table:formula="of:=AVERAGE([.C13:.C17])" office:value-type="string" office:string-value="" calcext:value-type="error">
            <text:p>#DIV/0!</text:p>
          </table:table-cell>
          <table:table-cell table:style-name="ce16" table:formula="of:=AVERAGE([.D13:.D17])" office:value-type="string" office:string-value="" calcext:value-type="error">
            <text:p>#DIV/0!</text:p>
          </table:table-cell>
          <table:table-cell table:style-name="ce16" table:formula="of:=AVERAGE([.E13:.E17])" office:value-type="string" office:string-value="" calcext:value-type="error">
            <text:p>#DIV/0!</text:p>
          </table:table-cell>
          <table:table-cell table:style-name="ce16" table:formula="of:=AVERAGE([.F13:.F17])" office:value-type="string" office:string-value="" calcext:value-type="error">
            <text:p>#DIV/0!</text:p>
          </table:table-cell>
          <table:table-cell table:style-name="ce16" table:formula="of:=AVERAGE([.G13:.G17])" office:value-type="string" office:string-value="" calcext:value-type="error">
            <text:p>#DIV/0!</text:p>
          </table:table-cell>
          <table:table-cell table:style-name="ce16" table:formula="of:=AVERAGE([.H13:.H17])" office:value-type="string" office:string-value="" calcext:value-type="error">
            <text:p>#DIV/0!</text:p>
          </table:table-cell>
          <table:table-cell/>
          <table:table-cell table:style-name="ce14" office:value-type="string" calcext:value-type="string">
            <text:p>avg:</text:p>
          </table:table-cell>
          <table:table-cell table:style-name="ce16" table:formula="of:=AVERAGE([.K13:.K17])" office:value-type="string" office:string-value="" calcext:value-type="error">
            <text:p>#DIV/0!</text:p>
          </table:table-cell>
          <table:table-cell table:style-name="ce16" table:formula="of:=AVERAGE([.L13:.L17])" office:value-type="string" office:string-value="" calcext:value-type="error">
            <text:p>#DIV/0!</text:p>
          </table:table-cell>
          <table:table-cell table:style-name="ce16" table:formula="of:=AVERAGE([.M13:.M17])" office:value-type="string" office:string-value="" calcext:value-type="error">
            <text:p>#DIV/0!</text:p>
          </table:table-cell>
          <table:table-cell table:style-name="ce16" table:formula="of:=AVERAGE([.N13:.N17])" office:value-type="string" office:string-value="" calcext:value-type="error">
            <text:p>#DIV/0!</text:p>
          </table:table-cell>
          <table:table-cell table:style-name="ce16" table:formula="of:=AVERAGE([.O13:.O17])" office:value-type="string" office:string-value="" calcext:value-type="error">
            <text:p>#DIV/0!</text:p>
          </table:table-cell>
          <table:table-cell table:style-name="ce16" table:formula="of:=AVERAGE([.P13:.P17])" office:value-type="string" office:string-value="" calcext:value-type="error">
            <text:p>#DIV/0!</text:p>
          </table:table-cell>
          <table:table-cell table:style-name="ce16" table:formula="of:=AVERAGE([.Q13:.Q17])" office:value-type="string" office:string-value="" calcext:value-type="error">
            <text:p>#DIV/0!</text:p>
          </table:table-cell>
        </table:table-row>
        <table:table-row table:style-name="ro1">
          <table:table-cell table:style-name="ce12" table:number-columns-repeated="8"/>
          <table:table-cell/>
          <table:table-cell table:style-name="ce12" table:number-columns-repeated="8"/>
        </table:table-row>
        <table:table-row table:style-name="ro1">
          <table:table-cell table:style-name="ce13" office:value-type="float" office:value="512" calcext:value-type="float" table:number-columns-spanned="8" table:number-rows-spanned="1">
            <text:p>512</text:p>
          </table:table-cell>
          <table:covered-table-cell/>
          <table:covered-table-cell table:style-name="ce13"/>
          <table:covered-table-cell table:number-columns-repeated="5" table:style-name="ce1"/>
          <table:table-cell/>
          <table:table-cell table:style-name="ce13" office:value-type="float" office:value="512" calcext:value-type="float" table:number-columns-spanned="8" table:number-rows-spanned="1">
            <text:p>512</text:p>
          </table:table-cell>
          <table:covered-table-cell/>
          <table:covered-table-cell table:style-name="ce13"/>
          <table:covered-table-cell table:number-columns-repeated="5" table:style-name="ce1"/>
        </table:table-row>
        <table:table-row table:style-name="ro1">
          <table:table-cell/>
          <table:table-cell table:style-name="ce1" office:value-type="string" calcext:value-type="string">
            <text:p>origin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number-columns-repeated="2"/>
          <table:table-cell table:style-name="ce1" office:value-type="string" calcext:value-type="string">
            <text:p>origin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style-name="ce14" office:value-type="string" calcext:value-type="string">
            <text:p>avg:</text:p>
          </table:table-cell>
          <table:table-cell table:style-name="ce16" table:formula="of:=AVERAGE([.B22:.B26])" office:value-type="string" office:string-value="" calcext:value-type="error">
            <text:p>#DIV/0!</text:p>
          </table:table-cell>
          <table:table-cell table:style-name="ce16" table:formula="of:=AVERAGE([.C22:.C26])" office:value-type="string" office:string-value="" calcext:value-type="error">
            <text:p>#DIV/0!</text:p>
          </table:table-cell>
          <table:table-cell table:style-name="ce16" table:formula="of:=AVERAGE([.D22:.D26])" office:value-type="string" office:string-value="" calcext:value-type="error">
            <text:p>#DIV/0!</text:p>
          </table:table-cell>
          <table:table-cell table:style-name="ce16" table:formula="of:=AVERAGE([.E22:.E26])" office:value-type="string" office:string-value="" calcext:value-type="error">
            <text:p>#DIV/0!</text:p>
          </table:table-cell>
          <table:table-cell table:style-name="ce16" table:formula="of:=AVERAGE([.F22:.F26])" office:value-type="string" office:string-value="" calcext:value-type="error">
            <text:p>#DIV/0!</text:p>
          </table:table-cell>
          <table:table-cell table:style-name="ce16" table:formula="of:=AVERAGE([.G22:.G26])" office:value-type="string" office:string-value="" calcext:value-type="error">
            <text:p>#DIV/0!</text:p>
          </table:table-cell>
          <table:table-cell table:style-name="ce16" table:formula="of:=AVERAGE([.H22:.H26])" office:value-type="string" office:string-value="" calcext:value-type="error">
            <text:p>#DIV/0!</text:p>
          </table:table-cell>
          <table:table-cell/>
          <table:table-cell table:style-name="ce14" office:value-type="string" calcext:value-type="string">
            <text:p>avg:</text:p>
          </table:table-cell>
          <table:table-cell table:style-name="ce16" table:formula="of:=AVERAGE([.K22:.K26])" office:value-type="string" office:string-value="" calcext:value-type="error">
            <text:p>#DIV/0!</text:p>
          </table:table-cell>
          <table:table-cell table:style-name="ce16" table:formula="of:=AVERAGE([.L22:.L26])" office:value-type="string" office:string-value="" calcext:value-type="error">
            <text:p>#DIV/0!</text:p>
          </table:table-cell>
          <table:table-cell table:style-name="ce16" table:formula="of:=AVERAGE([.M22:.M26])" office:value-type="string" office:string-value="" calcext:value-type="error">
            <text:p>#DIV/0!</text:p>
          </table:table-cell>
          <table:table-cell table:style-name="ce16" table:formula="of:=AVERAGE([.N22:.N26])" office:value-type="string" office:string-value="" calcext:value-type="error">
            <text:p>#DIV/0!</text:p>
          </table:table-cell>
          <table:table-cell table:style-name="ce16" table:formula="of:=AVERAGE([.O22:.O26])" office:value-type="string" office:string-value="" calcext:value-type="error">
            <text:p>#DIV/0!</text:p>
          </table:table-cell>
          <table:table-cell table:style-name="ce16" table:formula="of:=AVERAGE([.P22:.P26])" office:value-type="string" office:string-value="" calcext:value-type="error">
            <text:p>#DIV/0!</text:p>
          </table:table-cell>
          <table:table-cell table:style-name="ce16" table:formula="of:=AVERAGE([.Q22:.Q26])" office:value-type="string" office:string-value="" calcext:value-type="error">
            <text:p>#DIV/0!</text:p>
          </table:table-cell>
        </table:table-row>
        <table:table-row table:style-name="ro1">
          <table:table-cell table:style-name="ce12" table:number-columns-repeated="8"/>
          <table:table-cell/>
          <table:table-cell table:style-name="ce12" table:number-columns-repeated="8"/>
        </table:table-row>
        <table:table-row table:style-name="ro1">
          <table:table-cell table:style-name="ce13" office:value-type="float" office:value="1024" calcext:value-type="float" table:number-columns-spanned="8" table:number-rows-spanned="1">
            <text:p>1024</text:p>
          </table:table-cell>
          <table:covered-table-cell/>
          <table:covered-table-cell table:style-name="ce13"/>
          <table:covered-table-cell table:number-columns-repeated="5" table:style-name="ce1"/>
          <table:table-cell/>
          <table:table-cell table:style-name="ce13" office:value-type="float" office:value="1024" calcext:value-type="float" table:number-columns-spanned="8" table:number-rows-spanned="1">
            <text:p>1024</text:p>
          </table:table-cell>
          <table:covered-table-cell/>
          <table:covered-table-cell table:style-name="ce13"/>
          <table:covered-table-cell table:number-columns-repeated="5" table:style-name="ce1"/>
        </table:table-row>
        <table:table-row table:style-name="ro1">
          <table:table-cell/>
          <table:table-cell table:style-name="ce1" office:value-type="string" calcext:value-type="string">
            <text:p>origin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number-columns-repeated="2"/>
          <table:table-cell table:style-name="ce1" office:value-type="string" calcext:value-type="string">
            <text:p>origin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style-name="ce14" office:value-type="string" calcext:value-type="string">
            <text:p>avg:</text:p>
          </table:table-cell>
          <table:table-cell table:style-name="ce16" table:formula="of:=AVERAGE([.B31:.B35])" office:value-type="string" office:string-value="" calcext:value-type="error">
            <text:p>#DIV/0!</text:p>
          </table:table-cell>
          <table:table-cell table:style-name="ce16" table:formula="of:=AVERAGE([.C31:.C35])" office:value-type="string" office:string-value="" calcext:value-type="error">
            <text:p>#DIV/0!</text:p>
          </table:table-cell>
          <table:table-cell table:style-name="ce16" table:formula="of:=AVERAGE([.D31:.D35])" office:value-type="string" office:string-value="" calcext:value-type="error">
            <text:p>#DIV/0!</text:p>
          </table:table-cell>
          <table:table-cell table:style-name="ce16" table:formula="of:=AVERAGE([.E31:.E35])" office:value-type="string" office:string-value="" calcext:value-type="error">
            <text:p>#DIV/0!</text:p>
          </table:table-cell>
          <table:table-cell table:style-name="ce16" table:formula="of:=AVERAGE([.F31:.F35])" office:value-type="string" office:string-value="" calcext:value-type="error">
            <text:p>#DIV/0!</text:p>
          </table:table-cell>
          <table:table-cell table:style-name="ce16" table:formula="of:=AVERAGE([.G31:.G35])" office:value-type="string" office:string-value="" calcext:value-type="error">
            <text:p>#DIV/0!</text:p>
          </table:table-cell>
          <table:table-cell table:style-name="ce16" table:formula="of:=AVERAGE([.H31:.H35])" office:value-type="string" office:string-value="" calcext:value-type="error">
            <text:p>#DIV/0!</text:p>
          </table:table-cell>
          <table:table-cell/>
          <table:table-cell table:style-name="ce14" office:value-type="string" calcext:value-type="string">
            <text:p>avg:</text:p>
          </table:table-cell>
          <table:table-cell table:style-name="ce16" table:formula="of:=AVERAGE([.K31:.K35])" office:value-type="string" office:string-value="" calcext:value-type="error">
            <text:p>#DIV/0!</text:p>
          </table:table-cell>
          <table:table-cell table:style-name="ce16" table:formula="of:=AVERAGE([.L31:.L35])" office:value-type="string" office:string-value="" calcext:value-type="error">
            <text:p>#DIV/0!</text:p>
          </table:table-cell>
          <table:table-cell table:style-name="ce16" table:formula="of:=AVERAGE([.M31:.M35])" office:value-type="string" office:string-value="" calcext:value-type="error">
            <text:p>#DIV/0!</text:p>
          </table:table-cell>
          <table:table-cell table:style-name="ce16" table:formula="of:=AVERAGE([.N31:.N35])" office:value-type="string" office:string-value="" calcext:value-type="error">
            <text:p>#DIV/0!</text:p>
          </table:table-cell>
          <table:table-cell table:style-name="ce16" table:formula="of:=AVERAGE([.O31:.O35])" office:value-type="string" office:string-value="" calcext:value-type="error">
            <text:p>#DIV/0!</text:p>
          </table:table-cell>
          <table:table-cell table:style-name="ce16" table:formula="of:=AVERAGE([.P31:.P35])" office:value-type="string" office:string-value="" calcext:value-type="error">
            <text:p>#DIV/0!</text:p>
          </table:table-cell>
          <table:table-cell table:style-name="ce16" table:formula="of:=AVERAGE([.Q31:.Q35])" office:value-type="string" office:string-value="" calcext:value-type="error">
            <text:p>#DIV/0!</text:p>
          </table:table-cell>
        </table:table-row>
        <table:table-row table:style-name="ro1">
          <table:table-cell table:style-name="ce12" table:number-columns-repeated="8"/>
          <table:table-cell/>
          <table:table-cell table:style-name="ce12" table:number-columns-repeated="8"/>
        </table:table-row>
        <table:table-row table:style-name="ro1">
          <table:table-cell table:style-name="ce13" office:value-type="float" office:value="2048" calcext:value-type="float" table:number-columns-spanned="8" table:number-rows-spanned="1">
            <text:p>2048</text:p>
          </table:table-cell>
          <table:covered-table-cell/>
          <table:covered-table-cell table:style-name="ce13"/>
          <table:covered-table-cell table:number-columns-repeated="5" table:style-name="ce1"/>
          <table:table-cell/>
          <table:table-cell table:style-name="ce13" office:value-type="float" office:value="2048" calcext:value-type="float" table:number-columns-spanned="8" table:number-rows-spanned="1">
            <text:p>2048</text:p>
          </table:table-cell>
          <table:covered-table-cell/>
          <table:covered-table-cell table:style-name="ce13"/>
          <table:covered-table-cell table:number-columns-repeated="5" table:style-name="ce1"/>
        </table:table-row>
        <table:table-row table:style-name="ro1">
          <table:table-cell/>
          <table:table-cell table:style-name="ce1" office:value-type="string" calcext:value-type="string">
            <text:p>origin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number-columns-repeated="2"/>
          <table:table-cell table:style-name="ce1" office:value-type="string" calcext:value-type="string">
            <text:p>origin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style-name="ce14" office:value-type="string" calcext:value-type="string">
            <text:p>avg:</text:p>
          </table:table-cell>
          <table:table-cell table:style-name="ce16" table:formula="of:=AVERAGE([.B40:.B44])" office:value-type="string" office:string-value="" calcext:value-type="error">
            <text:p>#DIV/0!</text:p>
          </table:table-cell>
          <table:table-cell table:style-name="ce16" table:formula="of:=AVERAGE([.C40:.C44])" office:value-type="string" office:string-value="" calcext:value-type="error">
            <text:p>#DIV/0!</text:p>
          </table:table-cell>
          <table:table-cell table:style-name="ce16" table:formula="of:=AVERAGE([.D40:.D44])" office:value-type="string" office:string-value="" calcext:value-type="error">
            <text:p>#DIV/0!</text:p>
          </table:table-cell>
          <table:table-cell table:style-name="ce16" table:formula="of:=AVERAGE([.E40:.E44])" office:value-type="string" office:string-value="" calcext:value-type="error">
            <text:p>#DIV/0!</text:p>
          </table:table-cell>
          <table:table-cell table:style-name="ce16" table:formula="of:=AVERAGE([.F40:.F44])" office:value-type="string" office:string-value="" calcext:value-type="error">
            <text:p>#DIV/0!</text:p>
          </table:table-cell>
          <table:table-cell table:style-name="ce16" table:formula="of:=AVERAGE([.G40:.G44])" office:value-type="string" office:string-value="" calcext:value-type="error">
            <text:p>#DIV/0!</text:p>
          </table:table-cell>
          <table:table-cell table:style-name="ce16" table:formula="of:=AVERAGE([.H40:.H44])" office:value-type="string" office:string-value="" calcext:value-type="error">
            <text:p>#DIV/0!</text:p>
          </table:table-cell>
          <table:table-cell/>
          <table:table-cell table:style-name="ce14" office:value-type="string" calcext:value-type="string">
            <text:p>avg:</text:p>
          </table:table-cell>
          <table:table-cell table:style-name="ce16" table:formula="of:=AVERAGE([.K40:.K44])" office:value-type="string" office:string-value="" calcext:value-type="error">
            <text:p>#DIV/0!</text:p>
          </table:table-cell>
          <table:table-cell table:style-name="ce16" table:formula="of:=AVERAGE([.L40:.L44])" office:value-type="string" office:string-value="" calcext:value-type="error">
            <text:p>#DIV/0!</text:p>
          </table:table-cell>
          <table:table-cell table:style-name="ce16" table:formula="of:=AVERAGE([.M40:.M44])" office:value-type="string" office:string-value="" calcext:value-type="error">
            <text:p>#DIV/0!</text:p>
          </table:table-cell>
          <table:table-cell table:style-name="ce16" table:formula="of:=AVERAGE([.N40:.N44])" office:value-type="string" office:string-value="" calcext:value-type="error">
            <text:p>#DIV/0!</text:p>
          </table:table-cell>
          <table:table-cell table:style-name="ce16" table:formula="of:=AVERAGE([.O40:.O44])" office:value-type="string" office:string-value="" calcext:value-type="error">
            <text:p>#DIV/0!</text:p>
          </table:table-cell>
          <table:table-cell table:style-name="ce16" table:formula="of:=AVERAGE([.P40:.P44])" office:value-type="string" office:string-value="" calcext:value-type="error">
            <text:p>#DIV/0!</text:p>
          </table:table-cell>
          <table:table-cell table:style-name="ce16" table:formula="of:=AVERAGE([.Q40:.Q44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 style:data-style-name="N2" text:time-value="16:28:10.3946113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20:41:45.266599415</meta:creation-date>
    <dc:date>2019-04-02T19:40:15.621196818</dc:date>
    <meta:editing-duration>PT2H42M58S</meta:editing-duration>
    <meta:editing-cycles>32</meta:editing-cycles>
    <meta:generator>LibreOffice/6.1.5.2$Linux_X86_64 LibreOffice_project/10$Build-2</meta:generator>
    <meta:document-statistic meta:table-count="3" meta:cell-count="540" meta:object-count="0"/>
  </office:meta>
</office:document-meta>
</file>